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00000000C0000000C032AA8A3.png" manifest:media-type="image/png"/>
  <manifest:file-entry manifest:full-path="Pictures/100000000000000800000008DD0ADA29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78cm" fo:padding-bottom="0cm" fo:padding-left="0cm" fo:padding-right="0cm" fo:wrap-option="wrap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stroke="none" draw:fill="none" draw:fill-color="#ffffff" draw:auto-grow-height="true" fo:min-height="13.358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1.731cm" fo:min-width="0cm" fo:padding-top="0.108cm" fo:padding-bottom="0cm" fo:padding-left="0cm" fo:padding-right="0cm" fo:wrap-option="wrap" draw:shadow-color="#808080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534cm" fo:min-width="0cm" fo:padding-top="0.078cm" fo:padding-bottom="0cm" fo:padding-left="0cm" fo:padding-right="0cm" fo:wrap-option="wrap" draw:shadow-color="#808080"/>
    </style:style>
    <style:style style:name="pr4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3.464cm" fo:min-width="0cm" fo:padding-top="0.108cm" fo:padding-bottom="0cm" fo:padding-left="0cm" fo:padding-right="0cm" fo:wrap-option="wrap" draw:shadow-color="#808080"/>
    </style:style>
    <style:style style:name="pr5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1.851cm" fo:min-width="0cm" fo:padding-top="0.078cm" fo:padding-bottom="0cm" fo:padding-left="0cm" fo:padding-right="0cm" fo:wrap-option="wrap" draw:shadow-color="#808080"/>
    </style:style>
    <style:style style:name="pr6" style:family="presentation" style:parent-style-name="Default-title">
      <style:graphic-properties draw:auto-grow-height="true" fo:min-height="3.464cm"/>
    </style:style>
    <style:style style:name="pr7" style:family="presentation" style:parent-style-name="Default-outline1">
      <style:graphic-properties fo:min-height="11.6cm"/>
    </style:style>
    <style:style style:name="pr8" style:family="presentation" style:parent-style-name="Default-notes">
      <style:graphic-properties draw:fill-color="#ffffff" draw:auto-grow-height="true" fo:min-height="13.358cm"/>
    </style:style>
    <style:style style:name="pr9" style:family="presentation" style:parent-style-name="Default-title">
      <style:graphic-properties draw:auto-grow-height="true" fo:min-height="3.463cm"/>
    </style:style>
    <style:style style:name="pr10" style:family="presentation" style:parent-style-name="Default-title">
      <style:graphic-properties fo:min-height="3.213cm"/>
    </style:style>
    <style:style style:name="pr11" style:family="presentation" style:parent-style-name="Default-outline1">
      <style:graphic-properties fo:min-height="13.86cm"/>
    </style:style>
    <style:style style:name="pr12" style:family="presentation" style:parent-style-name="Default-outline1">
      <style:graphic-properties draw:auto-grow-height="true" fo:min-height="11.851cm"/>
    </style:style>
    <style:style style:name="pr13" style:family="presentation" style:parent-style-name="Default-subtitle">
      <style:graphic-properties draw:fill-color="#ffffff" draw:auto-grow-height="true" fo:min-height="20.121cm"/>
    </style:style>
    <style:style style:name="P1" style:family="paragraph">
      <style:paragraph-properties fo:margin-left="0cm" fo:margin-right="0cm" fo:line-height="93%" fo:text-align="center" fo:text-indent="0cm" style:line-break="strict"/>
    </style:style>
    <style:style style:name="P2" style:family="paragraph">
      <style:paragraph-properties fo:margin-left="0cm" fo:margin-right="0cm" fo:line-height="93%" fo:text-align="center" fo:text-indent="0cm" style:line-break="strict" style:writing-mode="lr-tb" style:font-independent-line-spacing="true"/>
      <style:text-properties fo:font-size="18pt"/>
    </style:style>
    <style:style style:name="P3" style:family="paragraph">
      <style:paragraph-properties fo:margin-left="0cm" fo:margin-right="0cm" fo:line-height="93%" fo:text-indent="0cm" style:line-break="strict"/>
    </style:style>
    <style:style style:name="P4" style:family="paragraph">
      <style:paragraph-properties style:writing-mode="lr-tb" style:font-independent-line-spacing="true"/>
    </style:style>
    <style:style style:name="P5" style:family="paragraph">
      <style:paragraph-properties fo:margin-left="0cm" fo:margin-right="0cm" fo:margin-top="0cm" fo:margin-bottom="0.502cm" fo:line-height="93%" fo:text-indent="0cm" style:line-break="strict"/>
    </style:style>
    <style:style style:name="P6" style:family="paragraph">
      <style:paragraph-properties fo:margin-left="1.27cm" fo:margin-right="0cm" fo:text-indent="-0.787cm"/>
    </style:style>
    <style:style style:name="P7" style:family="paragraph">
      <style:paragraph-properties fo:margin-left="0cm" fo:margin-right="0cm" fo:margin-top="0cm" fo:margin-bottom="0.401cm" fo:line-height="93%" fo:text-indent="0cm" style:line-break="strict"/>
    </style:style>
    <style:style style:name="P8" style:family="paragraph">
      <style:paragraph-properties fo:margin-left="0.94cm" fo:margin-right="0cm" fo:margin-top="0cm" fo:margin-bottom="0cm" fo:text-indent="-0.889cm"/>
    </style:style>
    <style:style style:name="P9" style:family="paragraph">
      <style:paragraph-properties fo:margin-top="0cm" fo:margin-bottom="0cm"/>
    </style:style>
    <style:style style:name="P10" style:family="paragraph">
      <style:text-properties fo:font-family="Courier" style:font-family-generic="modern" style:font-pitch="fixed"/>
    </style:style>
    <style:style style:name="P11" style:family="paragraph">
      <style:text-properties fo:font-size="12pt"/>
    </style:style>
    <style:style style:name="P12" style:family="paragraph">
      <style:paragraph-properties fo:margin-top="0cm" fo:margin-bottom="0.102cm"/>
    </style:style>
    <style:style style:name="P13" style:family="paragraph">
      <style:paragraph-properties fo:margin-left="0.635cm" fo:margin-right="0cm" fo:text-indent="-0.61cm"/>
    </style:style>
    <style:style style:name="P14" style:family="paragraph">
      <style:paragraph-properties fo:margin-left="1.27cm" fo:margin-right="0cm" fo:text-indent="-0.635cm"/>
    </style:style>
    <style:style style:name="P15" style:family="paragraph">
      <style:paragraph-properties fo:margin-left="0.94cm" fo:margin-right="0cm" fo:margin-top="0cm" fo:margin-bottom="0cm" fo:text-indent="-0.889cm"/>
      <style:text-properties fo:font-family="Courier" style:font-family-generic="modern" style:font-pitch="fixed" fo:font-size="22pt" style:font-size-asian="22pt" style:font-size-complex="22pt"/>
    </style:style>
    <style:style style:name="P16" style:family="paragraph">
      <style:paragraph-properties fo:margin-left="0.94cm" fo:margin-right="0cm" fo:margin-top="0cm" fo:margin-bottom="0cm" fo:text-indent="-0.889cm"/>
      <style:text-properties fo:font-family="Courier" style:font-family-generic="modern" style:font-pitch="fixed" fo:font-size="24pt" style:font-size-asian="24pt" style:font-size-complex="24pt"/>
    </style:style>
    <style:style style:name="P17" style:family="paragraph">
      <style:text-properties fo:font-size="22pt" style:font-size-asian="22pt" style:font-size-complex="22pt"/>
    </style:style>
    <style:style style:name="P18" style:family="paragraph">
      <style:text-properties fo:font-size="32pt"/>
    </style:style>
    <style:style style:name="T1" style:family="text">
      <style:text-properties fo:color="#000000" fo:font-size="32pt" fo:language="en" fo:country="US" style:font-family-asian="'Arial Unicode MS'" style:font-pitch-asian="variable" style:font-size-asian="32pt" style:font-family-complex="'Arial Unicode MS'" style:font-pitch-complex="variable" style:font-size-complex="32pt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style:text-position="33% 58%" fo:language="en" fo:country="US" fo:font-style="italic" style:font-style-asian="italic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family="Courier" style:font-family-generic="modern" style:font-pitch="fixed"/>
    </style:style>
    <style:style style:name="T8" style:family="text">
      <style:text-properties fo:font-family="ARial" style:font-family-generic="swiss" fo:font-size="32pt" style:font-size-asian="32pt" style:font-size-complex="32pt"/>
    </style:style>
    <style:style style:name="T9" style:family="text">
      <style:text-properties fo:font-family="Courier" style:font-family-generic="modern" style:font-pitch="fixed" fo:font-size="32pt" style:font-size-asian="32pt" style:font-size-complex="32pt"/>
    </style:style>
    <style:style style:name="T10" style:family="text">
      <style:text-properties fo:font-family="Courier" style:font-family-generic="modern" style:font-pitch="fixed" fo:font-size="22pt" style:font-size-asian="22pt" style:font-size-complex="22pt"/>
    </style:style>
    <style:style style:name="T11" style:family="text">
      <style:text-properties fo:font-family="ARial" style:font-family-generic="swiss" fo:font-size="28pt" style:font-size-asian="28pt" style:font-size-complex="28pt"/>
    </style:style>
    <style:style style:name="T12" style:family="text">
      <style:text-properties fo:font-family="Courier" style:font-family-generic="modern" style:font-pitch="fixed" fo:font-size="28pt" style:font-size-asian="28pt" style:font-size-complex="28pt"/>
    </style:style>
    <style:style style:name="T13" style:family="text">
      <style:text-properties fo:font-family="Courier" style:font-family-generic="modern" style:font-pitch="fixed" fo:font-size="24pt" style:font-size-asian="24pt" style:font-size-complex="24pt"/>
    </style:style>
    <style:style style:name="T14" style:family="text">
      <style:text-properties fo:font-family="ARial" style:font-family-generic="swiss" fo:font-size="24pt" style:font-size-asian="24pt" style:font-size-complex="24pt"/>
    </style:style>
    <style:style style:name="T15" style:family="text">
      <style:text-properties fo:font-family="ARial" style:font-family-generic="swiss"/>
    </style:style>
    <style:style style:name="T1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7" style:family="text">
      <style:text-properties fo:font-family="Courier" style:font-family-generic="modern" style:font-pitch="fixed" fo:font-size="20pt" style:font-size-asian="20pt" style:font-size-complex="20pt"/>
    </style:style>
    <style:style style:name="T18" style:family="text">
      <style:text-properties fo:font-family="Courier" style:font-style-name="Regular" style:font-family-generic="modern" style:font-pitch="fixed" fo:font-size="24pt" style:font-size-asian="32pt" style:font-size-complex="32pt"/>
    </style:style>
    <style:style style:name="T19" style:family="text">
      <style:text-properties fo:font-family="Courier" style:font-family-generic="modern" style:font-pitch="fixed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20" style:family="text">
      <style:text-properties fo:font-family="ARial" style:font-style-name="Regular" style:font-family-generic="swiss" fo:font-size="24pt" style:font-size-asian="24pt" style:font-size-complex="24pt"/>
    </style:style>
    <style:style style:name="T21" style:family="text">
      <style:text-properties fo:font-family="ARiel" fo:font-size="22pt" style:font-size-asian="22pt" style:font-size-complex="22pt"/>
    </style:style>
    <style:style style:name="T22" style:family="text">
      <style:text-properties fo:font-size="32pt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7e0021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C0000000C032AA8A3.png" xlink:type="simple" xlink:show="embed" xlink:actuate="onLoad">
        <style:list-level-properties text:space-before="0.295cm" text:min-label-width="0.9cm" style:vertical-pos="middle" style:vertical-rel="line" fo:width="0.341cm" fo:height="0.341cm"/>
      </text:list-level-style-image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27cm" text:min-label-width="0.79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499cm" text:min-label-width="0.895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3.81cm" text:min-label-width="0.635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6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7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8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9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  <text:list-level-style-bullet text:level="10" text:bullet-char="•">
        <style:list-level-properties text:space-before="5.08cm" text:min-label-width="0.635cm"/>
        <style:text-properties fo:font-family="StarSymbol" style:font-charset="x-symbol" fo:color="#000000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21.899cm" svg:height="17.26cm" svg:x="1.905cm" svg:y="1.27cm">
          <text:list text:style-name="L1">
            <text:list-header>
              <text:p text:style-name="P1"><text:span text:style-name="T1">CSC 374/407: Computer Systems II</text:span></text:p>
              <text:p text:style-name="P1"><text:span text:style-name="T1"/></text:p>
              <text:p text:style-name="P1"><text:span text:style-name="T1">Lecture 7</text:span></text:p>
              <text:p text:style-name="P1"><text:span text:style-name="T1">Joseph Phillips</text:span></text:p>
              <text:p text:style-name="P1"><text:span text:style-name="T1">De Paul University</text:span></text:p>
              <text:p text:style-name="P1"><text:span text:style-name="T1"/></text:p>
              <text:p text:style-name="P1"><text:span text:style-name="T1">2014 January 4</text:span></text:p>
              <text:p text:style-name="P1"><text:span text:style-name="T1"/></text:p>
              <text:p text:style-name="P1"><text:span text:style-name="T1">Copyright © 2012 Joseph Phillips</text:span></text:p>
              <text:p text:style-name="P1"><text:span text:style-name="T1">All rights reserve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14.838cm" svg:height="11.127cm" svg:x="3.074cm" svg:y="2.258cm" draw:page-number="1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4" draw:layer="layout" svg:width="21.899cm" svg:height="1.84cm" svg:x="2.001cm" svg:y="1.632cm" presentation:class="title" presentation:user-transformed="true">
          <draw:text-box>
            <text:list text:style-name="L2">
              <text:list-header>
                <text:p text:style-name="P3"><text:span text:style-name="T2">Reading</text:span></text:p>
              </text:list-header>
            </text:list>
          </draw:text-box>
        </draw:frame>
        <draw:frame presentation:style-name="pr3" draw:text-style-name="P4" draw:layer="layout" svg:width="25.197cm" svg:height="11.612cm" svg:x="2.301cm" svg:y="6.997cm" presentation:class="outline" presentation:user-transformed="true">
          <draw:text-box>
            <text:list text:style-name="L3">
              <text:list-item>
                <text:p text:style-name="P5"><text:span text:style-name="T2">Bryant &amp; O'Hallaron “</text:span><text:span text:style-name="T3">Computer Systems, 2</text:span><text:span text:style-name="T4">nd</text:span><text:span text:style-name="T3"> Ed.</text:span><text:span text:style-name="T2">”</text:span></text:p>
              </text:list-item>
            </text:list>
            <text:list text:style-name="L4">
              <text:list-item>
                <text:list>
                  <text:list-item>
                    <text:p text:style-name="P6"><text:span text:style-name="T2">Chapter 10 (except 10.4): System Level I/O</text:span></text:p>
                  </text:list-item>
                </text:list>
              </text:list-item>
            </text:list>
            <text:list text:style-name="L3">
              <text:list-item>
                <text:p text:style-name="P5"><text:span text:style-name="T2">Hoover “</text:span><text:span text:style-name="T3">System Programming</text:span><text:span text:style-name="T2">”</text:span></text:p>
              </text:list-item>
            </text:list>
            <text:list text:style-name="L5">
              <text:list-item>
                <text:list>
                  <text:list-item>
                    <text:p text:style-name="P7"><text:span text:style-name="T2">Chapter 5: Input/Outpu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text-style-name="P4" draw:layer="layout" svg:width="21.899cm" svg:height="3.572cm" svg:x="2.001cm" svg:y="0.766cm" presentation:class="title" presentation:user-transformed="true">
          <draw:text-box>
            <text:list text:style-name="L2">
              <text:list-header>
                <text:p text:style-name="P3"><text:span text:style-name="T2">Topics</text:span></text:p>
              </text:list-header>
            </text:list>
          </draw:text-box>
        </draw:frame>
        <draw:frame presentation:style-name="pr5" draw:text-style-name="P4" draw:layer="layout" svg:width="25.197cm" svg:height="11.929cm" svg:x="1.472cm" svg:y="4.356cm" presentation:class="outline" presentation:user-transformed="true">
          <draw:text-box>
            <text:list text:style-name="L1">
              <text:list-item>
                <text:p>High-level C file Input-Output</text:p>
              </text:list-item>
              <text:list-item>
                <text:p>Iterating over directories</text:p>
              </text:list-item>
              <text:list-item>
                <text:p>Getting file details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3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6" draw:layer="layout" svg:width="21.89cm" svg:height="3.464cm" svg:x="2.002cm" svg:y="0.813cm" presentation:class="title" presentation:user-transformed="true">
          <draw:text-box>
            <text:p>High level C Input-Output</text:p>
          </draw:text-box>
        </draw:frame>
        <draw:frame presentation:style-name="pr7" draw:layer="layout" svg:width="26.035cm" svg:height="15.434cm" svg:x="0.635cm" svg:y="3.81cm" presentation:class="outline" presentation:user-transformed="true">
          <draw:text-box>
            <text:list text:style-name="L1">
              <text:list-item>
                <text:p><text:span text:style-name="T5">Next lecture</text:span> will discuss reading and writing <text:span text:style-name="T5">a buffer of bytes</text:span> efficiently</text:p>
              </text:list-item>
              <text:list-item>
                <text:p>For now we’ll concentrate on the <text:span text:style-name="T5">high-level approach</text:span> is good for dealing with <text:span text:style-name="T5">lines,</text:span> <text:span text:style-name="T5">ints</text:span>, <text:span text:style-name="T5">floats</text:span>, <text:span text:style-name="T5">words</text:span>, <text:span text:style-name="T6">etc</text:span>.</text:p>
              </text:list-item>
              <text:list-item>
                <text:p>Uses <text:span text:style-name="T7">FILE*</text:span> <text:span text:style-name="T7">stream</text:span> (or <text:span text:style-name="T7">filePtr</text:span>) instead <text:span text:style-name="T7">int</text:span> <text:span text:style-name="T7">fileDescriptor</text:span>.</text:p>
              </text:list-item>
              <text:list-item>
                <text:p text:style-name="P8"><text:span text:style-name="T8">Existing </text:span><text:span text:style-name="T9">FILE*</text:span><text:span text:style-name="T8"> files:</text:span></text:p>
                <text:list>
                  <text:list-item>
                    <text:p text:style-name="P9"><text:span text:style-name="T9">stdin</text:span><text:span text:style-name="T8"> (“standard input”)</text:span></text:p>
                  </text:list-item>
                  <text:list-item>
                    <text:p text:style-name="P9"><text:span text:style-name="T9">stdout</text:span><text:span text:style-name="T8"> (“standard output”)</text:span></text:p>
                  </text:list-item>
                  <text:list-item>
                    <text:p><text:span text:style-name="T9">stderr</text:span><text:span text:style-name="T8"> (“standard error”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4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9" draw:text-style-name="P10" draw:layer="layout" svg:width="21.89cm" svg:height="3.463cm" svg:x="2.002cm" svg:y="0.813cm" presentation:class="title">
          <draw:text-box>
            <text:p><text:span text:style-name="T7">fopen()</text:span></text:p>
          </draw:text-box>
        </draw:frame>
        <draw:frame presentation:style-name="pr7" draw:layer="layout" svg:width="26.035cm" svg:height="16.34cm" svg:x="0.635cm" svg:y="4.197cm" presentation:class="outline" presentation:user-transformed="true">
          <draw:text-box>
            <text:list text:style-name="L1">
              <text:list-item>
                <text:p text:style-name="P8"><text:span text:style-name="T9">FILE* fopen(const char* pathname, const char* typeP);</text:span></text:p>
              </text:list-item>
            </text:list>
            <text:p text:style-name="P8"><text:span text:style-name="T10"/></text:p>
            <text:list text:continue-numbering="true" text:style-name="L1">
              <text:list-item>
                <text:list>
                  <text:list-item>
                    <text:p><text:span text:style-name="T11">Opens file </text:span><text:span text:style-name="T12">pathname</text:span><text:span text:style-name="T11"> according to </text:span><text:span text:style-name="T12">typeP</text:span><text:span text:style-name="T11">:</text:span></text:p>
                  </text:list-item>
                  <text:list-item>
                    <text:p><text:span text:style-name="T11">Returns ptr on success or </text:span><text:span text:style-name="T12">NULL</text:span><text:span text:style-name="T11"> otherwise.</text:span></text:p>
                  </text:list-item>
                </text:list>
              </text:list-item>
              <text:list-item>
                <text:p><text:span text:style-name="T12">typeP</text:span><text:span text:style-name="T11">: can be</text:span></text:p>
                <text:list>
                  <text:list-item>
                    <text:p text:style-name="P9"><text:span text:style-name="T13">"r"</text:span><text:span text:style-name="T14">: reading from beginning</text:span></text:p>
                  </text:list-item>
                  <text:list-item>
                    <text:p text:style-name="P9"><text:span text:style-name="T13">"r+"</text:span><text:span text:style-name="T14">: reading and writing from beginning</text:span></text:p>
                  </text:list-item>
                  <text:list-item>
                    <text:p text:style-name="P9"><text:span text:style-name="T13">"w"</text:span><text:span text:style-name="T14">: writing from beginning (truncated if exists, else create)</text:span></text:p>
                  </text:list-item>
                  <text:list-item>
                    <text:p text:style-name="P9"><text:span text:style-name="T13">"w+"</text:span><text:span text:style-name="T14">: reading and writing from beginning (truncated if exists, created otherwise)</text:span></text:p>
                  </text:list-item>
                  <text:list-item>
                    <text:p text:style-name="P9"><text:span text:style-name="T13">"a"</text:span><text:span text:style-name="T14">: writing from end (create if not exists)</text:span></text:p>
                  </text:list-item>
                  <text:list-item>
                    <text:p><text:span text:style-name="T13">"a+"</text:span><text:span text:style-name="T14">: reading and writing from end (create if not exists)</text:span></text:p>
                  </text:list-item>
                </text:list>
              </text:list-item>
              <text:list-item>
                <text:p text:style-name="P8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5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0" draw:text-style-name="P10" draw:layer="layout" svg:width="21.89cm" svg:height="3.213cm" svg:x="2.002cm" svg:y="0.338cm" presentation:class="title" presentation:user-transformed="true">
          <draw:text-box>
            <text:p><text:span text:style-name="T7">fgets(), fgetc()</text:span></text:p>
          </draw:text-box>
        </draw:frame>
        <draw:frame presentation:style-name="pr7" draw:layer="layout" svg:width="25.188cm" svg:height="11.678cm" svg:x="0.635cm" svg:y="4.445cm" presentation:class="outline" presentation:user-transformed="true">
          <draw:text-box>
            <text:list text:style-name="L1">
              <text:list-item>
                <text:p text:style-name="P8"><text:span text:style-name="T7">char* fgets(char* bufferPtr, int bufferLen, FILE* filePtr)</text:span></text:p>
                <text:list>
                  <text:list-item>
                    <text:p text:style-name="P9"><text:span text:style-name="T15">Reads up to </text:span><text:span text:style-name="T7">bufferLen-1</text:span><text:span text:style-name="T15"> characters from </text:span><text:span text:style-name="T7">filePtr</text:span><text:span text:style-name="T15"> into </text:span><text:span text:style-name="T7">bufferPtr</text:span><text:span text:style-name="T15">. <text:s/>Reads </text:span><text:span text:style-name="T7">'\n'</text:span><text:span text:style-name="T15"> into buffer too.</text:span></text:p>
                  </text:list-item>
                  <text:list-item>
                    <text:p><text:span text:style-name="T15">Returns </text:span><text:span text:style-name="T7">bufferPtr</text:span><text:span text:style-name="T15"> on success, else </text:span><text:span text:style-name="T7">NULL</text:span><text:span text:style-name="T15">.</text:span></text:p>
                  </text:list-item>
                </text:list>
              </text:list-item>
              <text:list-item>
                <text:p text:style-name="P8"><text:span text:style-name="T7">int fgetc(FILE* filePtr)</text:span></text:p>
                <text:list>
                  <text:list-item>
                    <text:p><text:span text:style-name="T15">Reads up to </text:span><text:span text:style-name="T7">1</text:span><text:span text:style-name="T15"> character from </text:span><text:span text:style-name="T7">filePtr</text:span><text:span text:style-name="T15">.</text:span></text:p>
                  </text:list-item>
                  <text:list-item>
                    <text:p><text:span text:style-name="T15">Returns that char success, else </text:span><text:span text:style-name="T7">EOF</text:span><text:span text:style-name="T15">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6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9" draw:text-style-name="P10" draw:layer="layout" svg:width="21.89cm" svg:height="3.463cm" svg:x="2.002cm" svg:y="0.813cm" presentation:class="title">
          <draw:text-box>
            <text:p><text:span text:style-name="T7">fprintf()</text:span></text:p>
          </draw:text-box>
        </draw:frame>
        <draw:frame presentation:style-name="pr7" draw:layer="layout" svg:width="26.67cm" svg:height="14.673cm" svg:x="0.635cm" svg:y="4.197cm" presentation:class="outline" presentation:user-transformed="true">
          <draw:text-box>
            <text:list text:style-name="L1">
              <text:list-item>
                <text:p><text:span text:style-name="T7">int fprintf(FILE* filePtr, const char* format, . . .)</text:span></text:p>
                <text:list>
                  <text:list-item>
                    <text:p>Prints to substituted <text:span text:style-name="T7">format</text:span> to <text:span text:style-name="T7">filePtr</text:span>.</text:p>
                  </text:list-item>
                  <text:list-item>
                    <text:p>Substitutions include:</text:p>
                    <text:list>
                      <text:list-item>
                        <text:p text:style-name="P9"><text:span text:style-name="T7">%d</text:span>:<text:tab/><text:tab/><text:tab/>Substitute in integer as decimal number</text:p>
                      </text:list-item>
                      <text:list-item>
                        <text:p text:style-name="P9"><text:span text:style-name="T7">%x</text:span>, <text:span text:style-name="T7">%X</text:span>:<text:tab/>Substitute in integer as hexadecimal number</text:p>
                      </text:list-item>
                      <text:list-item>
                        <text:p text:style-name="P9"><text:span text:style-name="T7">%c</text:span>:<text:tab/><text:tab/><text:tab/>Substitute in character</text:p>
                      </text:list-item>
                      <text:list-item>
                        <text:p text:style-name="P9"><text:span text:style-name="T7">%s</text:span>:<text:tab/><text:tab/><text:tab/>Substitute in string</text:p>
                      </text:list-item>
                      <text:list-item>
                        <text:p text:style-name="P9"><text:span text:style-name="T7">%g</text:span>, <text:span text:style-name="T7">%f</text:span>:<text:tab/>Substitute in floats and doubles</text:p>
                      </text:list-item>
                      <text:list-item>
                        <text:p><text:span text:style-name="T7">%p</text:span>:<text:tab/><text:tab/><text:tab/>Substitute in pointer value</text:p>
                      </text:list-item>
                    </text:list>
                  </text:list-item>
                  <text:list-item>
                    <text:p>Returns returns number chars printed.</text:p>
                  </text:list-item>
                  <text:list-item>
                    <text:p><text:span text:style-name="T7">printf()</text:span> is the same as <text:span text:style-name="T7">fprintf(stdout,..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7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0" draw:text-style-name="P10" draw:layer="layout" svg:width="21.89cm" svg:height="3.213cm" svg:x="2.002cm" svg:y="0.338cm" presentation:class="title" presentation:user-transformed="true">
          <draw:text-box>
            <text:p><text:span text:style-name="T7">fflush(), fclose()</text:span></text:p>
          </draw:text-box>
        </draw:frame>
        <draw:frame presentation:style-name="pr7" draw:layer="layout" svg:width="25.188cm" svg:height="11.678cm" svg:x="0.635cm" svg:y="4.445cm" presentation:class="outline" presentation:user-transformed="true">
          <draw:text-box>
            <text:list text:style-name="L1">
              <text:list-item>
                <text:p text:style-name="P8"><text:span text:style-name="T7">int fflush(FILE* filePtr)</text:span></text:p>
                <text:list>
                  <text:list-item>
                    <text:p text:style-name="P9">Flushes <text:span text:style-name="T7">filePtr</text:span> to disk, screen <text:span text:style-name="T6">etc</text:span>.</text:p>
                  </text:list-item>
                  <text:list-item>
                    <text:p text:style-name="P9"><text:span text:style-name="T7">fflush(stdout)</text:span>:</text:p>
                    <text:list>
                      <text:list-item>
                        <text:p>Works fine in Linux,</text:p>
                      </text:list-item>
                      <text:list-item>
                        <text:p>May be problematic in Microsoft C.</text:p>
                      </text:list-item>
                    </text:list>
                  </text:list-item>
                  <text:list-item>
                    <text:p>Returns 0 on success, otherwise <text:span text:style-name="T7">errno</text:span> is set.</text:p>
                  </text:list-item>
                </text:list>
              </text:list-item>
              <text:list-item>
                <text:p text:style-name="P8"><text:span text:style-name="T7">fclose(FILE* filePtr)</text:span></text:p>
                <text:list>
                  <text:list-item>
                    <text:p>Closes <text:span text:style-name="T7">filePtr</text:span>.</text:p>
                  </text:list-item>
                  <text:list-item>
                    <text:p>Returns 0 on success, otherwise <text:span text:style-name="T7">errno</text:span> is se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8" presentation:class="page"/>
          <draw:frame presentation:style-name="pr8" draw:text-style-name="P1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Your turn!</text:p>
          </draw:text-box>
        </draw:frame>
        <draw:frame presentation:style-name="pr7" draw:layer="layout" svg:width="25.188cm" svg:height="11.678cm" svg:x="1.502cm" svg:y="6.097cm" presentation:class="outline" presentation:user-transformed="true">
          <draw:text-box>
            <text:list text:style-name="L1">
              <text:list-item>
                <text:p>Write a program that takes two parameters:</text:p>
              </text:list-item>
              <text:list-item>
                <text:p><text:span text:style-name="T7">$lineCounter string filename</text:span></text:p>
              </text:list-item>
              <text:list-item>
                <text:p>that counts and returns the number of lines of <text:span text:style-name="T7">filename</text:span> that begin with string <text:span text:style-name="T7">string</text:span>.</text:p>
                <text:list>
                  <text:list-item>
                    <text:p>If <text:span text:style-name="T7">filename</text:span> cannot be opened it writes an error message to <text:span text:style-name="T7">stderr</text:span>.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9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0" draw:layer="layout" svg:width="23.795cm" svg:height="3.213cm" svg:x="1.905cm" svg:y="0.76cm" presentation:class="title" presentation:user-transformed="true">
          <draw:text-box>
            <text:p>Well, there is <text:span text:style-name="T7">fscanf()</text:span>, but . . .</text:p>
          </draw:text-box>
        </draw:frame>
        <draw:frame presentation:style-name="pr7" draw:layer="layout" svg:width="26.458cm" svg:height="16.266cm" svg:x="0.847cm" svg:y="3.845cm" presentation:class="outline" presentation:user-transformed="true">
          <draw:text-box>
            <text:list text:style-name="L1">
              <text:list-item>
                <text:p text:style-name="P8">Just so you've seen it:</text:p>
              </text:list-item>
              <text:list-item>
                <text:p text:style-name="P8"><text:span text:style-name="T7">int fscanf(FILE* filePtr, const char* format, . . )</text:span></text:p>
                <text:list>
                  <text:list-item>
                    <text:p>Returns number of items read</text:p>
                  </text:list-item>
                </text:list>
              </text:list-item>
              <text:list-item>
                <text:p text:style-name="P8">Better to use <text:span text:style-name="T7">fgets()</text:span>, then</text:p>
              </text:list-item>
              <text:list-item>
                <text:p text:style-name="P8"><text:span text:style-name="T7">int sscanf(const char* source, const char* format, . . .);</text:span></text:p>
                <text:list>
                  <text:list-item>
                    <text:p text:style-name="P12"><text:span text:style-name="T15">What goes in format? <text:s/>Largely the same codes as for </text:span><text:span text:style-name="T7">fprintf()</text:span><text:span text:style-name="T15"> (next slide).</text:span></text:p>
                  </text:list-item>
                </text:list>
              </text:list-item>
              <text:list-item>
                <text:p text:style-name="P8"><text:span text:style-name="T7">int strtol(const char*,char**,int)</text:span></text:p>
                <text:list>
                  <text:list-item>
                    <text:p text:style-name="P12"><text:span text:style-name="T15">Returns integer: strtol</text:span><text:span text:style-name="T7">("123",0,10) == 123</text:span></text:p>
                  </text:list-item>
                </text:list>
              </text:list-item>
              <text:list-item>
                <text:p text:style-name="P8"><text:span text:style-name="T7">double strtod(const char*,char**)</text:span></text:p>
                <text:list>
                  <text:list-item>
                    <text:p><text:span text:style-name="T15">Returns double: strtod</text:span><text:span text:style-name="T7">("12.3",0)==12.3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0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0" draw:layer="layout" svg:width="21.89cm" svg:height="3.463cm" svg:x="2.002cm" svg:y="0.013cm" presentation:class="title" presentation:user-transformed="true">
          <draw:text-box>
            <text:p>Like <text:span text:style-name="T7">FILE*</text:span> but want buffered objects instead of lines?</text:p>
          </draw:text-box>
        </draw:frame>
        <draw:frame presentation:style-name="pr7" draw:layer="layout" svg:width="26.67cm" svg:height="13.132cm" svg:x="0.635cm" svg:y="4.445cm" presentation:class="outline" presentation:user-transformed="true">
          <draw:text-box>
            <text:list text:style-name="L1">
              <text:list-item>
                <text:p><text:span text:style-name="T7">size_t fread(void* ptr, size_t size, size_t numItems, FILE* filePtr)</text:span></text:p>
                <text:list>
                  <text:list-item>
                    <text:p text:style-name="P9">Reads <text:span text:style-name="T7">numItems</text:span> of size <text:span text:style-name="T7">size</text:span> from <text:span text:style-name="T7">filePtr</text:span> and puts them in <text:span text:style-name="T7">ptr</text:span>.</text:p>
                  </text:list-item>
                  <text:list-item>
                    <text:p>Returns number <text:span text:style-name="T16">items</text:span> read.</text:p>
                  </text:list-item>
                </text:list>
              </text:list-item>
              <text:list-item>
                <text:p><text:span text:style-name="T7">size_t fwrite(const void* ptr, size_t size, size_t numItems, FILE* filePtr)</text:span></text:p>
                <text:list>
                  <text:list-item>
                    <text:p text:style-name="P9">Writes <text:span text:style-name="T7">numItems</text:span> of size <text:span text:style-name="T7">size</text:span> from <text:span text:style-name="T7">ptr </text:span>to <text:span text:style-name="T7">filePtr</text:span>.</text:p>
                  </text:list-item>
                  <text:list-item>
                    <text:p>Returns number <text:span text:style-name="T16">items</text:span> writt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1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Your turn!</text:p>
          </draw:text-box>
        </draw:frame>
        <draw:frame presentation:style-name="pr7" draw:layer="layout" svg:width="26.67cm" svg:height="15.767cm" svg:x="0.635cm" svg:y="3.974cm" presentation:class="outline" presentation:user-transformed="true">
          <draw:text-box>
            <text:list text:style-name="L1">
              <text:list-item>
                <text:p>Write a program that reads from 0 to N int pairs:</text:p>
                <text:list>
                  <text:list-item>
                    <text:p text:style-name="P13">Ignore blank lines or lines with just spaces</text:p>
                  </text:list-item>
                  <text:list-item>
                    <text:p text:style-name="P13">Ignore lines whose first non-space char is # as comments</text:p>
                  </text:list-item>
                  <text:list-item>
                    <text:p text:style-name="P13">Ignore any spaces up to the two ints, and between them</text:p>
                  </text:list-item>
                  <text:list-item>
                    <text:p text:style-name="P13">Uncommented letters, <text:span text:style-name="T6">etc</text:span>. are errors.</text:p>
                  </text:list-item>
                </text:list>
              </text:list-item>
              <text:list-item>
                <text:p><text:span text:style-name="T5">Eeww! <text:s/>Parsing!</text:span></text:p>
                <text:list>
                  <text:list-item>
                    <text:p text:style-name="P13">What's the best programming structure to read an unbounded number of lines?</text:p>
                  </text:list-item>
                  <text:list-item>
                    <text:p text:style-name="P13">Useful stuff:</text:p>
                    <text:list>
                      <text:list-item>
                        <text:p text:style-name="P14"><text:span text:style-name="T7">int isdigit(char c), int isspace(char c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2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<text:span text:style-name="T7">stdout</text:span> vs. <text:span text:style-name="T7">stderr</text:span></text:p>
          </draw:text-box>
        </draw:frame>
        <draw:frame presentation:style-name="pr11" draw:layer="layout" svg:width="25.188cm" svg:height="16.95cm" svg:x="0.847cm" svg:y="3.564cm" presentation:class="outline" presentation:user-transformed="true">
          <draw:text-box>
            <text:list text:style-name="L1">
              <text:list-item>
                <text:p>Q: Why might it be useful to distinguish between output messages and error messages?</text:p>
              </text:list-item>
              <text:list-item>
                <text:p text:style-name="P8">A: For debugging!</text:p>
              </text:list-item>
              <text:list-item>
                <text:p text:style-name="P8"><text:span text:style-name="T17">#include &lt;stdlib.h&gt;</text:span></text:p>
              </text:list-item>
              <text:list-item>
                <text:p text:style-name="P8"><text:span text:style-name="T17">#include &lt;stdio.h&gt;</text:span></text:p>
              </text:list-item>
              <text:list-item>
                <text:p text:style-name="P8"><text:span text:style-name="T17">/* $ ./stdoutVsStderr</text:span></text:p>
              </text:list-item>
              <text:list-item>
                <text:p text:style-name="P8"><text:span text:style-name="T17"><text:s/></text:span><text:span text:style-name="T17">* I'm an ordinary msg.</text:span></text:p>
              </text:list-item>
              <text:list-item>
                <text:p text:style-name="P8"><text:span text:style-name="T17"><text:s/></text:span><text:span text:style-name="T17">* I'm the error msg.</text:span></text:p>
              </text:list-item>
              <text:list-item>
                <text:p text:style-name="P8"><text:span text:style-name="T17"><text:s/></text:span><text:span text:style-name="T17">* $ ./stdoutVsStderr 2&gt; error.txt</text:span></text:p>
              </text:list-item>
              <text:list-item>
                <text:p text:style-name="P8"><text:span text:style-name="T17"><text:s/></text:span><text:span text:style-name="T17">* I'm an ordinary msg.</text:span></text:p>
              </text:list-item>
              <text:list-item>
                <text:p text:style-name="P8"><text:span text:style-name="T17"><text:s/></text:span><text:span text:style-name="T17">* $ cat error.txt</text:span></text:p>
              </text:list-item>
              <text:list-item>
                <text:p text:style-name="P8"><text:span text:style-name="T17"><text:s/></text:span><text:span text:style-name="T17">* I'm the error msg.</text:span></text:p>
              </text:list-item>
              <text:list-item>
                <text:p text:style-name="P8"><text:span text:style-name="T17"><text:s/></text:span><text:span text:style-name="T17">*/</text:span></text:p>
              </text:list-item>
              <text:list-item>
                <text:p text:style-name="P8"><text:span text:style-name="T17">int</text:span><text:span text:style-name="T17"><text:tab/></text:span><text:span text:style-name="T17">main</text:span><text:span text:style-name="T17"><text:tab/></text:span><text:span text:style-name="T17">()</text:span></text:p>
              </text:list-item>
              <text:list-item>
                <text:p text:style-name="P8"><text:span text:style-name="T17">{</text:span></text:p>
              </text:list-item>
              <text:list-item>
                <text:p text:style-name="P8"><text:span text:style-name="T17"><text:s text:c="2"/></text:span><text:span text:style-name="T17">fprintf(stdout,"I'm an ordinary msg.\n");</text:span></text:p>
              </text:list-item>
              <text:list-item>
                <text:p text:style-name="P8"><text:span text:style-name="T17"><text:s text:c="2"/></text:span><text:span text:style-name="T17">fprintf(stderr,"I'm the error msg.\n");</text:span></text:p>
              </text:list-item>
              <text:list-item>
                <text:p text:style-name="P8"><text:span text:style-name="T17"><text:s text:c="2"/></text:span><text:span text:style-name="T17">return(EXIT_SUCCESS);</text:span></text:p>
              </text:list-item>
              <text:list-item>
                <text:p><text:span text:style-name="T17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3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3">
        <draw:frame presentation:style-name="pr9" draw:layer="layout" svg:width="21.89cm" svg:height="3.463cm" svg:x="2.002cm" svg:y="0.813cm" presentation:class="title">
          <draw:text-box>
            <text:p>Is using <text:span text:style-name="T7">FILE*</text:span> as<text:line-break/>efficient as <text:span text:style-name="T7">int fd</text:span>? </text:p>
          </draw:text-box>
        </draw:frame>
        <draw:frame presentation:style-name="pr12" draw:layer="layout" svg:width="12.291cm" svg:height="15.686cm" svg:x="0.635cm" svg:y="4.445cm" presentation:class="outline" presentation:user-transformed="true">
          <draw:text-box>
            <text:list text:style-name="L1">
              <text:list-item>
                <text:p>Probably not (<text:span text:style-name="T7">FILE*</text:span> uses <text:span text:style-name="T7">int fd</text:span>), but it is buffered.</text:p>
              </text:list-item>
              <text:list-item>
                <text:p text:style-name="P8"><text:span text:style-name="T18">#include &lt;stdlib.h&gt;</text:span></text:p>
              </text:list-item>
              <text:list-item>
                <text:p text:style-name="P8"><text:span text:style-name="T18">#include &lt;stdio.h&gt;</text:span></text:p>
              </text:list-item>
              <text:list-item>
                <text:p text:style-name="P8"><text:span text:style-name="T18"/></text:p>
              </text:list-item>
              <text:list-item>
                <text:p text:style-name="P8"><text:span text:style-name="T18">int main()</text:span></text:p>
              </text:list-item>
              <text:list-item>
                <text:p text:style-name="P8"><text:span text:style-name="T18">{</text:span></text:p>
              </text:list-item>
              <text:list-item>
                <text:p text:style-name="P8"><text:span text:style-name="T18"><text:s text:c="4"/></text:span><text:span text:style-name="T18">printf("T");</text:span></text:p>
              </text:list-item>
              <text:list-item>
                <text:p text:style-name="P8"><text:span text:style-name="T18"><text:s text:c="4"/></text:span><text:span text:style-name="T18">printf("h");</text:span></text:p>
              </text:list-item>
              <text:list-item>
                <text:p text:style-name="P8"><text:span text:style-name="T18"><text:s text:c="4"/></text:span><text:span text:style-name="T18">printf("i");</text:span></text:p>
              </text:list-item>
              <text:list-item>
                <text:p text:style-name="P8"><text:span text:style-name="T18"><text:s text:c="4"/></text:span><text:span text:style-name="T18">printf("s");</text:span></text:p>
              </text:list-item>
              <text:list-item>
                <text:p text:style-name="P8"><text:span text:style-name="T18"><text:s text:c="4"/></text:span><text:span text:style-name="T18">printf(" ");</text:span></text:p>
              </text:list-item>
              <text:list-item>
                <text:p text:style-name="P8"><text:span text:style-name="T18"><text:s text:c="4"/></text:span><text:span text:style-name="T18">printf("i");</text:span></text:p>
              </text:list-item>
              <text:list-item>
                <text:p text:style-name="P8"><text:span text:style-name="T18"><text:s text:c="4"/></text:span><text:span text:style-name="T18">printf("s");</text:span></text:p>
              </text:list-item>
            </text:list>
          </draw:text-box>
        </draw:frame>
        <draw:frame presentation:style-name="pr7" draw:layer="layout" svg:width="12.291cm" svg:height="16.127cm" svg:x="15.014cm" svg:y="4.556cm" presentation:class="outline" presentation:user-transformed="true">
          <draw:text-box>
            <text:list text:style-name="L1">
              <text:list-item>
                <text:p text:style-name="P8"><text:span text:style-name="T18"><text:s text:c="2"/></text:span><text:span text:style-name="T18">printf("n"); <text:s/>printf("'");</text:span></text:p>
              </text:list-item>
              <text:list-item>
                <text:p text:style-name="P8"><text:span text:style-name="T18"><text:s text:c="2"/></text:span><text:span text:style-name="T18">printf("t");</text:span></text:p>
              </text:list-item>
              <text:list-item>
                <text:p text:style-name="P8"><text:span text:style-name="T18"><text:s text:c="2"/></text:span><text:span text:style-name="T18">printf(" ");</text:span></text:p>
              </text:list-item>
              <text:list-item>
                <text:p text:style-name="P8"><text:span text:style-name="T18"><text:s text:c="2"/></text:span><text:span text:style-name="T18">printf("e");</text:span></text:p>
              </text:list-item>
              <text:list-item>
                <text:p text:style-name="P8"><text:span text:style-name="T18"><text:s text:c="2"/></text:span><text:span text:style-name="T18">printf("f");</text:span></text:p>
              </text:list-item>
              <text:list-item>
                <text:p text:style-name="P8"><text:span text:style-name="T18"><text:s text:c="2"/></text:span><text:span text:style-name="T18">printf("f");</text:span></text:p>
              </text:list-item>
              <text:list-item>
                <text:p text:style-name="P8"><text:span text:style-name="T18"><text:s text:c="2"/></text:span><text:span text:style-name="T18">printf("i");</text:span></text:p>
              </text:list-item>
              <text:list-item>
                <text:p text:style-name="P8"><text:span text:style-name="T18"><text:s text:c="2"/></text:span><text:span text:style-name="T18">printf("c");</text:span></text:p>
              </text:list-item>
              <text:list-item>
                <text:p text:style-name="P8"><text:span text:style-name="T18"><text:s text:c="2"/></text:span><text:span text:style-name="T18">printf("i"); <text:s/>printf("e");</text:span></text:p>
              </text:list-item>
              <text:list-item>
                <text:p text:style-name="P8"><text:span text:style-name="T18"><text:s text:c="2"/></text:span><text:span text:style-name="T18">printf("n");</text:span></text:p>
              </text:list-item>
              <text:list-item>
                <text:p text:style-name="P8"><text:span text:style-name="T18"><text:s text:c="2"/></text:span><text:span text:style-name="T18">printf("t");</text:span></text:p>
              </text:list-item>
              <text:list-item>
                <text:p text:style-name="P8"><text:span text:style-name="T18"><text:s text:c="2"/></text:span><text:span text:style-name="T18">printf("\n");</text:span></text:p>
              </text:list-item>
              <text:list-item>
                <text:p text:style-name="P8"><text:span text:style-name="T18"><text:s text:c="2"/></text:span><text:span text:style-name="T18">fflush(stdout);</text:span></text:p>
              </text:list-item>
              <text:list-item>
                <text:p text:style-name="P8"><text:span text:style-name="T18"><text:s text:c="2"/></text:span><text:span text:style-name="T18">return(EXIT_SUCCESS);</text:span></text:p>
              </text:list-item>
              <text:list-item>
                <text:p text:style-name="P8"><text:span text:style-name="T18">}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4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Is using <text:span text:style-name="T7">FILE*</text:span> as<text:line-break/>efficient as <text:span text:style-name="T7">int fd</text:span>? </text:p>
          </draw:text-box>
        </draw:frame>
        <draw:frame presentation:style-name="pr12" draw:text-style-name="P15" draw:layer="layout" svg:width="27.093cm" svg:height="15.649cm" svg:x="0.212cm" svg:y="4.581cm" presentation:class="outline" presentation:user-transformed="true">
          <draw:text-box>
            <text:list text:style-name="L1">
              <text:list-item>
                <text:p text:style-name="P8"><text:span text:style-name="T10">$ strace </text:span><text:span text:style-name="T19">./printf_sys_call_ex</text:span><text:span text:style-name="T10"> </text:span></text:p>
              </text:list-item>
              <text:list-item>
                <text:p text:style-name="P8"><text:span text:style-name="T10">execve("./printf_sys_call_ex", ["./printf_sys_call_ex"], [/* 46 vars */]) = 0</text:span></text:p>
              </text:list-item>
              <text:list-item>
                <text:p text:style-name="P8"><text:span text:style-name="T10">brk(0) <text:s text:c="29"/>= 0x8fa7000</text:span></text:p>
              </text:list-item>
              <text:list-item>
                <text:p text:style-name="P8"><text:span text:style-name="T10">access("/etc/ld.so.preload", R_OK) <text:s/>= -1 ENOENT </text:span></text:p>
              </text:list-item>
              <text:list-item>
                <text:p text:style-name="P8"><text:span text:style-name="T10">open("/etc/ld.so.cache", O_RDONLY) <text:s/>= 3</text:span></text:p>
              </text:list-item>
              <text:list-item>
                <text:p text:style-name="P8"><text:span text:style-name="T10">fstat64(3, {st_mode=S_IFREG|0644, st_size=63949, …})</text:span></text:p>
              </text:list-item>
              <text:list-item>
                <text:p text:style-name="P8"><text:span text:style-name="T10"><text:s text:c="36"/></text:span><text:span text:style-name="T10">= 0</text:span></text:p>
              </text:list-item>
              <text:list-item>
                <text:p text:style-name="P8"><text:span text:style-name="T10">mmap2(NULL, 63949, PROT_READ, MAP_PRIVATE, 3, 0)</text:span></text:p>
              </text:list-item>
              <text:list-item>
                <text:p text:style-name="P8"><text:span text:style-name="T10"><text:s text:c="36"/></text:span><text:span text:style-name="T10">= 0xb7fb3000</text:span></text:p>
              </text:list-item>
              <text:list-item>
                <text:p text:style-name="P8"><text:span text:style-name="T10">close(3) <text:s text:c="27"/>= 0</text:span></text:p>
              </text:list-item>
              <text:list-item>
                <text:p text:style-name="P8"><text:span text:style-name="T10">open("/lib/libc.so.6", O_RDONLY) <text:s text:c="3"/>= 3</text:span></text:p>
              </text:list-item>
              <text:list-item>
                <text:p text:style-name="P8"><text:span text:style-name="T10">read(3, "\177ELF\1\1\1\0\0\0\0\0\0\0\0\0\3\0\3\0\1\0\0\0\360\364@\0004\0\0\0"..., 512) <text:s text:c="11"/>= 512</text:span></text:p>
              </text:list-item>
              <text:list-item>
                <text:p text:style-name="P8"><text:span text:style-name="T10">. . .</text:span></text:p>
              </text:list-item>
              <text:list-item>
                <text:p text:style-name="P8"><text:span text:style-name="T10">write(1, "</text:span><text:span text:style-name="T19">This isn\'t efficient\</text:span><text:span text:style-name="T10">n", 21This isn't efficient</text:span></text:p>
              </text:list-item>
              <text:list-item>
                <text:p text:style-name="P8"><text:span text:style-name="T10">) <text:s text:c="34"/>= 21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5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Manipulating files and filesys</text:p>
          </draw:text-box>
        </draw:frame>
        <draw:frame presentation:style-name="pr7" draw:layer="layout" svg:width="25.188cm" svg:height="15.008cm" svg:x="1.27cm" svg:y="4.445cm" presentation:class="outline" presentation:user-transformed="true">
          <draw:text-box>
            <text:list text:style-name="L1">
              <text:list-item>
                <text:p>There are several other system calls for the Unix file system including:</text:p>
              </text:list-item>
              <text:list-item>
                <text:p text:style-name="P8"><text:span text:style-name="T7">#include &lt;unistd.h&gt;</text:span></text:p>
              </text:list-item>
              <text:list-item>
                <text:p text:style-name="P8"><text:span text:style-name="T7">#include &lt;sys/stat.h&gt;</text:span></text:p>
              </text:list-item>
              <text:list-item>
                <text:p><text:span text:style-name="T7">unlink(const char* filename);</text:span></text:p>
                <text:list>
                  <text:list-item>
                    <text:p>Removes (erases) files.</text:p>
                  </text:list-item>
                </text:list>
              </text:list-item>
              <text:list-item>
                <text:p><text:span text:style-name="T7">chmod(const char *path, mode_t mode);</text:span></text:p>
                <text:list>
                  <text:list-item>
                    <text:p>Changes file permissions</text:p>
                  </text:list-item>
                </text:list>
              </text:list-item>
              <text:list-item>
                <text:p><text:span text:style-name="T7">chdir(const char *path);</text:span></text:p>
                <text:list>
                  <text:list-item>
                    <text:p>Changes the working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6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0" draw:layer="layout" svg:width="23.257cm" svg:height="3.213cm" svg:x="1.735cm" svg:y="0.938cm" presentation:class="title" presentation:user-transformed="true">
          <draw:text-box>
            <text:p>Iterating over files in directory</text:p>
          </draw:text-box>
        </draw:frame>
        <draw:frame presentation:style-name="pr7" draw:text-style-name="P16" draw:layer="layout" svg:width="25.188cm" svg:height="16.127cm" svg:x="0.635cm" svg:y="4.056cm" presentation:class="outline" presentation:user-transformed="true">
          <draw:text-box>
            <text:list text:style-name="L1">
              <text:list-item>
                <text:p text:style-name="P8"><text:span text:style-name="T20">Like </text:span><text:span text:style-name="T13">fopen(), fgets(), fclose()</text:span><text:span text:style-name="T14"> but for directories</text:span></text:p>
              </text:list-item>
              <text:list-item>
                <text:p text:style-name="P8"><text:span text:style-name="T14"/></text:p>
              </text:list-item>
              <text:list-item>
                <text:p text:style-name="P8"><text:span text:style-name="T13">#include &lt;sys/types.h&gt;</text:span></text:p>
              </text:list-item>
              <text:list-item>
                <text:p text:style-name="P8"><text:span text:style-name="T13">#include &lt;dirent.h&gt;</text:span></text:p>
              </text:list-item>
              <text:list-item>
                <text:p text:style-name="P8"><text:span text:style-name="T13"/></text:p>
              </text:list-item>
              <text:list-item>
                <text:p text:style-name="P8"><text:span text:style-name="T13">DIR* <text:s text:c="10"/>opendir <text:s/>(const char* name);</text:span></text:p>
              </text:list-item>
              <text:list-item>
                <text:p text:style-name="P8"><text:span text:style-name="T13">struct dirent* readdir <text:s/>(DIR *dir);</text:span></text:p>
              </text:list-item>
              <text:list-item>
                <text:p text:style-name="P8"><text:span text:style-name="T13">int <text:s text:c="11"/>closedir (DIR*);</text:span></text:p>
              </text:list-item>
              <text:list-item>
                <text:p text:style-name="P8"><text:span text:style-name="T13"/></text:p>
              </text:list-item>
              <text:list-item>
                <text:p text:style-name="P8"><text:span text:style-name="T13">struct dirent</text:span></text:p>
                <text:p text:style-name="P8"><text:span text:style-name="T13">{</text:span></text:p>
              </text:list-item>
              <text:list-item>
                <text:p text:style-name="P8"><text:span text:style-name="T13"><text:s text:c="2"/></text:span><text:span text:style-name="T13">ino_t</text:span><text:span text:style-name="T13"><text:tab/></text:span><text:span text:style-name="T13"><text:tab/></text:span><text:span text:style-name="T13">d_ino; <text:s text:c="6"/>// inode number</text:span></text:p>
              </text:list-item>
              <text:list-item>
                <text:p text:style-name="P8"><text:span text:style-name="T13"><text:s text:c="2"/></text:span><text:span text:style-name="T13">off_t</text:span><text:span text:style-name="T13"><text:tab/></text:span><text:span text:style-name="T13"><text:tab/></text:span><text:span text:style-name="T13">d_off; <text:s text:c="6"/>// offset to next dirent</text:span></text:p>
              </text:list-item>
              <text:list-item>
                <text:p text:style-name="P8"><text:span text:style-name="T13"><text:s text:c="2"/></text:span><text:span text:style-name="T13">ushort</text:span><text:span text:style-name="T13"><text:tab/></text:span><text:span text:style-name="T13">d_reclen; <text:s text:c="3"/>// length of record</text:span></text:p>
              </text:list-item>
              <text:list-item>
                <text:p text:style-name="P8"><text:span text:style-name="T13"><text:s text:c="2"/></text:span><text:span text:style-name="T13">uchar</text:span><text:span text:style-name="T13"><text:tab/></text:span><text:span text:style-name="T13"><text:tab/></text:span><text:span text:style-name="T13">d_type; <text:s text:c="5"/>// type of file</text:span></text:p>
              </text:list-item>
              <text:list-item>
                <text:p text:style-name="P8"><text:span text:style-name="T13"><text:s text:c="2"/></text:span><text:span text:style-name="T13">char</text:span><text:span text:style-name="T13"><text:tab/></text:span><text:span text:style-name="T13"><text:tab/></text:span><text:span text:style-name="T13">d_name[256]; // filename</text:span></text:p>
              </text:list-item>
              <text:list-item>
                <text:p text:style-name="P8"><text:span text:style-name="T13">};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7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Your turn!</text:p>
          </draw:text-box>
        </draw:frame>
        <draw:frame presentation:style-name="pr11" draw:layer="layout" svg:width="25.188cm" svg:height="13.938cm" svg:x="0.847cm" svg:y="5.08cm" presentation:class="outline" presentation:user-transformed="true">
          <draw:text-box>
            <text:list text:style-name="L1">
              <text:list-item>
                <text:p>Write a program <text:span text:style-name="T7">lister</text:span> that takes an optional command line argument</text:p>
                <text:list>
                  <text:list-item>
                    <text:p><text:span text:style-name="T7">./lister dirName</text:span></text:p>
                    <text:list>
                      <text:list-item>
                        <text:p>Lists directory dirName (assume it exists)</text:p>
                      </text:list-item>
                    </text:list>
                  </text:list-item>
                  <text:list-item>
                    <text:p><text:span text:style-name="T7">./lister badDirName</text:span></text:p>
                    <text:list>
                      <text:list-item>
                        <text:p>Prints an error message to <text:span text:style-name="T7">stderr </text:span><text:span text:style-name="T15">if badDirName is not a directory or if don’t have permission to read it.</text:span></text:p>
                      </text:list-item>
                    </text:list>
                  </text:list-item>
                  <text:list-item>
                    <text:p><text:span text:style-name="T7">./lister</text:span></text:p>
                    <text:list>
                      <text:list-item>
                        <text:p>Lists the items in the current directory (“.”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8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Finding details about a file:</text:p>
          </draw:text-box>
        </draw:frame>
        <draw:frame presentation:style-name="pr7" draw:text-style-name="P17" draw:layer="layout" svg:width="25.188cm" svg:height="16.514cm" svg:x="0.635cm" svg:y="3.597cm" presentation:class="outline" presentation:user-transformed="true">
          <draw:text-box>
            <text:list text:style-name="L1">
              <text:list-item>
                <text:p text:style-name="P8"><text:span text:style-name="T10">#include &lt;sys/types.h&gt;</text:span></text:p>
              </text:list-item>
              <text:list-item>
                <text:p text:style-name="P8"><text:span text:style-name="T10">#include &lt;sys/stat.h&gt;</text:span></text:p>
              </text:list-item>
              <text:list-item>
                <text:p text:style-name="P8"><text:span text:style-name="T10">#include &lt;unistd.h&gt;</text:span></text:p>
              </text:list-item>
              <text:list-item>
                <text:p text:style-name="P8"><text:span text:style-name="T10">int stat(const char* path, struct stat* buf);</text:span></text:p>
              </text:list-item>
              <text:list-item>
                <text:p text:style-name="P8"><text:span text:style-name="T10">struct stat</text:span></text:p>
              </text:list-item>
              <text:list-item>
                <text:p text:style-name="P8"><text:span text:style-name="T10">{ dev_t <text:s text:c="3"/>st_dev; <text:s text:c="2"/>// Device ID</text:span></text:p>
              </text:list-item>
              <text:list-item>
                <text:p text:style-name="P8"><text:span text:style-name="T10"><text:s text:c="2"/></text:span><text:span text:style-name="T10">ino_t <text:s text:c="3"/>st_ino; <text:s text:c="2"/>// inode</text:span></text:p>
              </text:list-item>
              <text:list-item>
                <text:p text:style-name="P8"><text:span text:style-name="T10"><text:s text:c="2"/></text:span><text:span text:style-name="T10">mode_t <text:s text:c="2"/>st_mode; <text:s/>// what type of “file”</text:span></text:p>
              </text:list-item>
              <text:list-item>
                <text:p text:style-name="P8"><text:span text:style-name="T10"><text:s text:c="2"/></text:span><text:span text:style-name="T10">nlink_t <text:s/>st_nlink; // num hard links</text:span></text:p>
              </text:list-item>
              <text:list-item>
                <text:p text:style-name="P8"><text:span text:style-name="T10"><text:s text:c="2"/></text:span><text:span text:style-name="T10">uid_t <text:s text:c="3"/>st_uid; <text:s text:c="2"/>// user ID of owner</text:span></text:p>
              </text:list-item>
              <text:list-item>
                <text:p text:style-name="P8"><text:span text:style-name="T10"><text:s text:c="2"/></text:span><text:span text:style-name="T10">gid_t <text:s text:c="3"/>st_gid; <text:s text:c="2"/>// group id of owner</text:span></text:p>
              </text:list-item>
              <text:list-item>
                <text:p text:style-name="P8"><text:span text:style-name="T10"><text:s text:c="2"/></text:span><text:span text:style-name="T10">dev_t <text:s text:c="3"/>st_rdev; <text:s/>// Device ID (special files)</text:span></text:p>
              </text:list-item>
              <text:list-item>
                <text:p text:style-name="P8"><text:span text:style-name="T10"><text:s text:c="2"/></text:span><text:span text:style-name="T10">off_t <text:s text:c="3"/>st_size; <text:s/>// Total size in bytes</text:span></text:p>
              </text:list-item>
              <text:list-item>
                <text:p text:style-name="P8"><text:span text:style-name="T10"><text:s text:c="2"/></text:span><text:span text:style-name="T10">blksize_t st_blksize;//Filesys' block size</text:span></text:p>
              </text:list-item>
              <text:list-item>
                <text:p text:style-name="P8"><text:span text:style-name="T10"><text:s text:c="2"/></text:span><text:span text:style-name="T10">blkcnt_t st_blocks;// Num allocated blocks</text:span></text:p>
              </text:list-item>
              <text:list-item>
                <text:p text:style-name="P8"><text:span text:style-name="T10"><text:s text:c="2"/></text:span><text:span text:style-name="T10">time_t <text:s text:c="2"/>st_atime,st_mtime,st_ctime;</text:span></text:p>
              </text:list-item>
              <text:list-item>
                <text:p text:style-name="P8"><text:span text:style-name="T10"><text:s text:c="2"/></text:span><text:span text:style-name="T10">// Access </text:span><text:span text:style-name="T21">(read or write)</text:span><text:span text:style-name="T10">, modify </text:span><text:span text:style-name="T21">(change metadata)</text:span><text:span text:style-name="T10">, change </text:span><text:span text:style-name="T21">(write)</text:span><text:span text:style-name="T10"> times</text:span></text:p>
              </text:list-item>
              <text:list-item>
                <text:p text:style-name="P8"><text:span text:style-name="T10">};</text:span>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19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<text:span text:style-name="T7">stat</text:span>, cont'd</text:p>
          </draw:text-box>
        </draw:frame>
        <draw:frame presentation:style-name="pr7" draw:layer="layout" svg:width="25.188cm" svg:height="11.678cm" svg:x="0.635cm" svg:y="4.445cm" presentation:class="outline" presentation:user-transformed="true">
          <draw:text-box>
            <text:list text:style-name="L1">
              <text:list-item>
                <text:p>What type of file is that?</text:p>
              </text:list-item>
              <text:list-item>
                <text:p text:style-name="P8">Use these macros on <text:span text:style-name="T7">st_mode</text:span>:</text:p>
                <text:list>
                  <text:list-item>
                    <text:p><text:span text:style-name="T7">S_ISREG(m)</text:span>:<text:tab/>Regular file</text:p>
                  </text:list-item>
                  <text:list-item>
                    <text:p><text:span text:style-name="T7">S_ISDIR(m)</text:span>: Directory</text:p>
                  </text:list-item>
                  <text:list-item>
                    <text:p>There are others (block &amp; char devices, symbolic links, FIFOs and socket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0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Your turn!</text:p>
          </draw:text-box>
        </draw:frame>
        <draw:frame presentation:style-name="pr7" draw:layer="layout" svg:width="25.188cm" svg:height="11.678cm" svg:x="1.905cm" svg:y="5.08cm" presentation:class="outline" presentation:user-transformed="true">
          <draw:text-box>
            <text:list text:style-name="L1">
              <text:list-item>
                <text:p>Revise your <text:span text:style-name="T7">lister</text:span> program into <text:span text:style-name="T7">lister2</text:span> that for files will print:</text:p>
                <text:list>
                  <text:list-item>
                    <text:p>the size in bytes for files</text:p>
                  </text:list-item>
                  <text:list-item>
                    <text:p><text:span text:style-name="T7">"(dir)"</text:span> for directories</text:p>
                  </text:list-item>
                  <text:list-item>
                    <text:p><text:span text:style-name="T7">"(other)"</text:span> of entries other than a file or directo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1" presentation:class="page"/>
          <draw:frame presentation:style-name="pr8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<text:span text:style-name="T7">stat</text:span>, cont'd</text:p>
          </draw:text-box>
        </draw:frame>
        <draw:frame presentation:style-name="pr7" draw:layer="layout" svg:width="25.188cm" svg:height="14.741cm" svg:x="0.635cm" svg:y="4.445cm" presentation:class="outline" presentation:user-transformed="true">
          <draw:text-box>
            <text:list text:style-name="L1">
              <text:list-item>
                <text:p>“<text:span text:style-name="T6">Hey buddy, got the time?</text:span>” <text:s/>Recall:</text:p>
              </text:list-item>
              <text:list-item>
                <text:p text:style-name="P8"><text:span text:style-name="T10">struct stat</text:span></text:p>
              </text:list-item>
              <text:list-item>
                <text:p text:style-name="P8"><text:span text:style-name="T10">{</text:span></text:p>
              </text:list-item>
              <text:list-item>
                <text:p text:style-name="P8"><text:span text:style-name="T10"><text:s text:c="2"/></text:span><text:span text:style-name="T10">. . .</text:span></text:p>
              </text:list-item>
              <text:list-item>
                <text:p text:style-name="P8"><text:span text:style-name="T10"><text:s text:c="2"/></text:span><text:span text:style-name="T10">time_t</text:span><text:span text:style-name="T10"><text:tab/></text:span><text:span text:style-name="T10"><text:tab/></text:span><text:span text:style-name="T10">st_atime; <text:s/>// Last Access (read or write)</text:span></text:p>
              </text:list-item>
              <text:list-item>
                <text:p text:style-name="P8"><text:span text:style-name="T10"><text:s text:c="2"/></text:span><text:span text:style-name="T10">time_t</text:span><text:span text:style-name="T10"><text:tab/></text:span><text:span text:style-name="T10"><text:tab/></text:span><text:span text:style-name="T10">st_mtime; <text:s/>// Last Modify (metadata)</text:span></text:p>
              </text:list-item>
              <text:list-item>
                <text:p text:style-name="P8"><text:span text:style-name="T10"><text:s text:c="2"/></text:span><text:span text:style-name="T10">time_t</text:span><text:span text:style-name="T10"><text:tab/></text:span><text:span text:style-name="T10"><text:tab/></text:span><text:span text:style-name="T10">st_ctime; <text:s/>// Last Change (write)</text:span></text:p>
              </text:list-item>
              <text:list-item>
                <text:p text:style-name="P8"><text:span text:style-name="T10">};</text:span></text:p>
              </text:list-item>
              <text:list-item>
                <text:p text:style-name="P8"><text:span text:style-name="T10"/></text:p>
              </text:list-item>
              <text:list-item>
                <text:p text:style-name="P8">Printing the time:</text:p>
              </text:list-item>
              <text:list-item>
                <text:p text:style-name="P8"><text:span text:style-name="T7">#include &lt;time.h&gt;</text:span></text:p>
              </text:list-item>
              <text:list-item>
                <text:p text:style-name="P8"><text:span text:style-name="T7">char* ctime(time_t* );</text:span></text:p>
                <text:list>
                  <text:list-item>
                    <text:p>Returns c-string telling time in human-readable 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2" presentation:class="page"/>
          <draw:frame presentation:style-name="pr8" draw:text-style-name="P1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9" draw:layer="layout" svg:width="21.89cm" svg:height="3.463cm" svg:x="2.002cm" svg:y="0.813cm" presentation:class="title">
          <draw:text-box>
            <text:p>Your turn!</text:p>
          </draw:text-box>
        </draw:frame>
        <draw:frame presentation:style-name="pr7" draw:layer="layout" svg:width="25.188cm" svg:height="11.678cm" svg:x="1.905cm" svg:y="5.08cm" presentation:class="outline" presentation:user-transformed="true">
          <draw:text-box>
            <text:list text:style-name="L1">
              <text:list-item>
                <text:p>Revise <text:span text:style-name="T7">lister2</text:span> to print the last change (write) time for all entries</text:p>
              </text:list-item>
              <text:list-item>
                <text:p/>
              </text:list-item>
              <text:list-item>
                <text:p>How would you modify your program to recursively descend into directories (other than “.” and “..”)</text:p>
              </text:list-item>
            </text:list>
          </draw:text-box>
        </draw:frame>
        <presentation:notes draw:style-name="dp2">
          <draw:page-thumbnail draw:style-name="gr2" draw:layer="layout" svg:width="14.838cm" svg:height="11.127cm" svg:x="3.074cm" svg:y="2.258cm" draw:page-number="23" presentation:class="page"/>
          <draw:frame presentation:style-name="pr8" draw:text-style-name="P11" draw:layer="layout" svg:width="16.792cm" svg:height="13.358cm" svg:x="2.099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32">
        <draw:frame presentation:style-name="pr13" draw:text-style-name="P18" draw:layer="layout" svg:width="21.89cm" svg:height="20.121cm" svg:x="2.002cm" svg:y="0.813cm" presentation:class="subtitle">
          <draw:text-box>
            <text:p><text:span text:style-name="T22">Next time: Low-level I/O and Sockets </text:span></text:p>
          </draw:text-box>
        </draw:frame>
        <presentation:notes draw:style-name="dp2">
          <draw:page-thumbnail draw:style-name="gr2" draw:layer="layout" svg:width="14.838cm" svg:height="11.127cm" svg:x="3.074cm" svg:y="2.258cm" draw:page-number="24" presentation:class="page"/>
          <draw:frame presentation:style-name="pr1" draw:layer="layout" svg:width="16.792cm" svg:height="13.358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Empty" xlink:href="Pictures/100000000000000800000008DD0ADA29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3cm" draw:shadow-offset-y="0.3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'MS Gothic'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7e0021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8pt" fo:font-style="normal" fo:text-shadow="none" style:text-underline-style="none" fo:font-weight="normal" style:font-family-asian="'Arial Unicode MS'" style:font-pitch-asian="variable" style:font-size-asian="28pt" style:font-style-asian="normal" style:font-weight-asian="normal" style:font-family-complex="'Arial Unicode M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4pt" fo:font-style="normal" fo:text-shadow="none" style:text-underline-style="none" fo:font-weight="normal" style:font-family-asian="'Arial Unicode MS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7e0021" style:text-line-through-style="none" style:text-position="0% 100%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'Arial Unicode M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'Arial Unicode M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7e0021" style:text-outline="false" style:text-line-through-style="none" style:text-position="0% 100%" fo:font-family="Arial" style:font-family-generic="roman" style:font-pitch="variable" fo:font-size="44pt" fo:font-style="normal" fo:text-shadow="none" style:text-underline-style="none" fo:font-weight="bold" style:font-family-asian="'Arial Unicode MS'" style:font-pitch-asian="variable" style:font-size-asian="44pt" style:font-style-asian="normal" style:font-weight-asian="bold" style:font-family-complex="'Arial Unicode MS'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Empty" style:repeat="stretch" draw:textarea-horizontal-align="center" draw:textarea-vertical-align="middle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letter-kerning="true" style:font-family-asian="'DejaVu LGC Sans'" style:font-family-generic-asian="system" style:font-pitch-asian="variable" style:font-size-asian="12pt" style:font-style-asian="normal" style:font-weight-asian="normal" style:font-family-complex="'Lohit Hind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fo:padding-top="0.078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.502cm" fo:line-height="93%" fo:text-align="start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cm" fo:margin-bottom="0.401cm" fo:line-height="93%" fo:text-align="start" fo:text-indent="-0.793cm" style:punctuation-wrap="simple" style:line-break="strict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8pt" fo:font-style="normal" fo:text-shadow="none" style:text-underline-style="none" fo:font-weight="normal" style:font-family-asian="msmincho" style:font-pitch-asian="variable" style:font-size-asian="28pt" style:font-style-asian="normal" style:font-weight-asian="normal" style:font-family-complex="msmincho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cm" fo:margin-bottom="0.299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msmincho" style:font-pitch-asian="variable" style:font-size-asian="24pt" style:font-style-asian="normal" style:font-weight-asian="normal" style:font-family-complex="msmincho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cm" fo:margin-bottom="0.202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cm" fo:margin-bottom="0.101cm" fo:line-height="93%" fo:text-align="start" fo:text-indent="-0.635cm" style:punctuation-wrap="simple" style:line-break="strict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msmincho" style:font-pitch-asian="variable" style:font-size-asian="20pt" style:font-style-asian="normal" style:font-weight-asian="normal" style:font-family-complex="msmincho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cm" fo:margin-bottom="0cm" fo:line-height="93%" fo:text-align="center" fo:text-indent="-0.952cm" style:punctuation-wrap="simple" style:line-break="strict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2pt" fo:font-style="normal" fo:text-shadow="none" style:text-underline-style="none" fo:font-weight="normal" style:letter-kerning="true" style:font-family-asian="msmincho" style:font-pitch-asian="variable" style:font-size-asian="32pt" style:font-style-asian="normal" style:font-weight-asian="normal" style:font-family-complex="msmincho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54pt" fo:font-style="normal" fo:text-shadow="none" style:text-underline-style="none" fo:font-weight="normal" style:letter-kerning="true" style:font-family-asian="msmincho" style:font-pitch-asian="variable" style:font-size-asian="54pt" style:font-style-asian="normal" style:font-weight-asian="normal" style:font-family-complex="msmincho" style:font-pitch-complex="variable" style:font-size-complex="5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ffffff" draw:fill-image-name="Empty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gr4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26cm" svg:stroke-color="#0062b1" draw:stroke-linejoin="round" draw:fill="solid" draw:fill-color="#0062b1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44cm" fo:min-width="0cm" fo:wrap-option="wrap"/>
    </style:style>
    <style:style style:name="Mpr2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5" style:family="presentation" style:parent-style-name="Default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79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r9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48cm" fo:min-width="0cm" fo:padding-top="0cm" fo:padding-bottom="0cm" fo:padding-left="0cm" fo:padding-right="0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93%" fo:text-indent="0cm" style:line-break="strict" style:writing-mode="lr-tb"/>
    </style:style>
    <style:style style:name="MP6" style:family="paragraph">
      <style:paragraph-properties fo:margin-left="0cm" fo:margin-right="0cm" fo:line-height="93%" fo:text-indent="0cm" style:line-break="strict" style:writing-mode="lr-tb" style:font-independent-line-spacing="true"/>
    </style:style>
    <style:style style:name="MP7" style:family="paragraph">
      <style:paragraph-properties fo:margin-left="0cm" fo:margin-right="0cm" fo:line-height="93%" fo:text-align="end" fo:text-indent="0cm" style:line-break="strict" style:writing-mode="lr-tb"/>
    </style:style>
    <style:style style:name="MP8" style:family="paragraph">
      <style:paragraph-properties fo:margin-left="0cm" fo:margin-right="0cm" fo:line-height="93%" fo:text-align="end" fo:text-indent="0cm" style:line-break="strict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/>
    </style:style>
    <style:style style:name="MT3" style:family="text">
      <style:text-properties fo:color="#000000" fo:font-family="'Times New Roman'" style:font-family-generic="roman" style:font-pitch="variable" fo:font-size="14pt" fo:language="en" fo:country="US" style:font-family-asian="Tahoma" style:font-pitch-asian="variable" style:font-size-asian="14pt" style:font-family-complex="Tahoma" style:font-pitch-complex="variable" style:font-size-complex="14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1.89cm" svg:height="3.463cm" svg:x="2.002cm" svg:y="0.813cm" presentation:class="title" presentation:placeholder="true">
        <draw:text-box/>
      </draw:frame>
      <draw:frame presentation:style-name="Default-outline1" draw:layer="backgroundobjects" svg:width="25.188cm" svg:height="13.938cm" svg:x="2.302cm" svg:y="6.997cm" presentation:class="outline" presentation:placeholder="true">
        <draw:text-box/>
      </draw:frame>
      <draw:frame presentation:style-name="Mpr1" draw:layer="backgroundobjects" svg:width="6.513cm" svg:height="1.439cm" svg:x="2.398cm" svg:y="19.129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frame presentation:style-name="Mpr1" draw:layer="backgroundobjects" svg:width="8.868cm" svg:height="1.439cm" svg:x="10.376cm" svg:y="19.129cm" presentation:class="footer">
        <draw:text-box>
          <text:list text:style-name="ML1">
            <text:list-header>
              <text:p><text:span text:style-name="MT2"><presentation:footer/></text:span></text:p>
            </text:list-header>
          </text:list>
        </draw:text-box>
      </draw:frame>
      <draw:frame presentation:style-name="Mpr1" draw:layer="backgroundobjects" svg:width="6.514cm" svg:height="1.439cm" svg:x="20.077cm" svg:y="19.129cm" presentation:class="page-number">
        <draw:text-box>
          <text:list text:style-name="ML1">
            <text:list-header>
              <text:p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838cm" svg:height="11.127cm" svg:x="3.074cm" svg:y="2.258cm" presentation:class="page"/>
        <draw:frame presentation:style-name="Default-notes" draw:layer="backgroundobjects" svg:width="16.792cm" svg:height="13.358cm" svg:x="2.099cm" svg:y="14.106cm" presentation:class="notes" presentation:placeholder="true">
          <draw:text-box/>
        </draw:frame>
        <draw:frame presentation:style-name="Mpr2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3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4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5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frame presentation:style-name="Title1-title" draw:layer="backgroundobjects" svg:width="23.901cm" svg:height="4.251cm" svg:x="2.054cm" svg:y="1.365cm" presentation:class="title" presentation:placeholder="true">
        <draw:text-box/>
      </draw:frame>
      <draw:frame presentation:style-name="Title1-outline1" draw:layer="backgroundobjects" svg:width="23.901cm" svg:height="13.938cm" svg:x="2.054cm" svg:y="5.837cm" presentation:class="outline" presentation:placeholder="true">
        <draw:text-box/>
      </draw:frame>
      <draw:custom-shape draw:style-name="Mgr5" draw:text-style-name="MP4" draw:layer="backgroundobjects" svg:width="28.002cm" svg:height="0.216cm" svg:x="0cm" svg:y="20.783cm">
        <text:p/>
        <draw:enhanced-geometry svg:viewBox="0 0 21600 21600" draw:path-stretchpoint-x="10800" draw:path-stretchpoint-y="10800" draw:text-areas="?f3 ?f4 ?f5 ?f6" draw:type="round-rectangle" draw:modifiers="45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0">
        <draw:rect draw:style-name="Mgr3" draw:text-style-name="MP3" draw:layer="backgroundobjects" svg:width="21cm" svg:height="29.7cm" svg:x="0cm" svg:y="0cm">
          <text:p/>
        </draw:rect>
        <draw:custom-shape draw:style-name="Mgr4" draw:text-style-name="MP4" draw:layer="backgroundobjects" svg:width="20.9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838cm" svg:height="11.127cm" svg:x="3.074cm" svg:y="2.258cm" presentation:class="page"/>
        <draw:frame presentation:style-name="Title1-notes" draw:layer="backgroundobjects" svg:width="16.792cm" svg:height="13.358cm" svg:x="2.099cm" svg:y="14.106cm" presentation:class="notes" presentation:placeholder="true">
          <draw:text-box/>
        </draw:frame>
        <draw:frame presentation:style-name="Mpr6" draw:text-style-name="MP6" draw:layer="backgroundobjects" svg:width="9.106cm" svg:height="1.478cm" svg:x="0cm" svg:y="-0.001cm" presentation:class="header">
          <draw:text-box>
            <text:list text:style-name="ML1">
              <text:list-header>
                <text:p text:style-name="MP5"><text:span text:style-name="MT3"><presentation:header/></text:span></text:p>
              </text:list-header>
            </text:list>
          </draw:text-box>
        </draw:frame>
        <draw:frame presentation:style-name="Mpr7" draw:text-style-name="MP8" draw:layer="backgroundobjects" svg:width="9.106cm" svg:height="1.478cm" svg:x="11.884cm" svg:y="-0.001cm" presentation:class="date-time">
          <draw:text-box>
            <text:list text:style-name="ML1">
              <text:list-header>
                <text:p text:style-name="MP7"><text:span text:style-name="MT3"><presentation:date-time/></text:span></text:p>
              </text:list-header>
            </text:list>
          </draw:text-box>
        </draw:frame>
        <draw:frame presentation:style-name="Mpr8" draw:text-style-name="MP6" draw:layer="backgroundobjects" svg:width="9.106cm" svg:height="1.479cm" svg:x="0cm" svg:y="28.212cm" presentation:class="footer">
          <draw:text-box>
            <text:list text:style-name="ML1">
              <text:list-header>
                <text:p text:style-name="MP5"><text:span text:style-name="MT3"><presentation:footer/></text:span></text:p>
              </text:list-header>
            </text:list>
          </draw:text-box>
        </draw:frame>
        <draw:frame presentation:style-name="Mpr9" draw:text-style-name="MP8" draw:layer="backgroundobjects" svg:width="9.106cm" svg:height="1.479cm" svg:x="11.884cm" svg:y="28.212cm" presentation:class="page-number">
          <draw:text-box>
            <text:list text:style-name="ML1">
              <text:list-header>
                <text:p text:style-name="MP7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Bamboo</dc:title>
    <dc:subject>Presentation backgound "Bamboo"</dc:subject>
    <meta:keyword>bamboo</meta:keyword>
    <meta:keyword>pesentation</meta:keyword>
    <meta:keyword>background</meta:keyword>
    <dc:description>Sun Microsystems</dc:description>
    <meta:initial-creator>Joseph Phillips</meta:initial-creator>
    <meta:creation-date>2010-06-03T12:35:33</meta:creation-date>
    <dc:creator>Joseph Phillips</dc:creator>
    <dc:date>2014-01-04T21:23:25</dc:date>
    <meta:editing-cycles>546</meta:editing-cycles>
    <meta:editing-duration>P2DT34M6S</meta:editing-duration>
    <meta:generator>LibreOffice/3.4$Linux LibreOffice_project/340m1$Build-602</meta:generator>
    <meta:document-statistic meta:object-count="129"/>
    <meta:user-defined meta:name="License">just for free</meta:user-defined>
  </office:meta>
</office:document-meta>
</file>